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3"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3"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table:style-name="ce3"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table:style-name="ce3"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table:style-name="ce3"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table:style-name="ce3"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0:25:43.440968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5T10:33:16.083198082</dc:date>
    <meta:editing-duration>PT3H45M6S</meta:editing-duration>
    <meta:editing-cycles>27</meta:editing-cycles>
    <meta:generator>LibreOffice/6.0.7.3$Linux_X86_64 LibreOffice_project/00m0$Build-3</meta:generator>
    <meta:document-statistic meta:table-count="1" meta:cell-count="192" meta:object-count="0"/>
  </office:meta>
</office:document-meta>
</file>